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325cm"/>
    </style:style>
    <style:style style:name="co3" style:family="table-column">
      <style:table-column-properties fo:break-before="auto" style:column-width="10.128cm"/>
    </style:style>
    <style:style style:name="co23" style:family="table-column">
      <style:table-column-properties fo:break-before="auto" style:column-width="1.154cm"/>
    </style:style>
    <style:style style:name="co24" style:family="table-column">
      <style:table-column-properties fo:break-before="auto" style:column-width="1.295cm"/>
    </style:style>
    <style:style style:name="co25" style:family="table-column">
      <style:table-column-properties fo:break-before="auto" style:column-width="5.403cm"/>
    </style:style>
    <style:style style:name="co26" style:family="table-column">
      <style:table-column-properties fo:break-before="auto" style:column-width="25.751cm"/>
    </style:style>
    <style:style style:name="co7" style:family="table-column">
      <style:table-column-properties fo:break-before="auto" style:column-width="1.801cm"/>
    </style:style>
    <style:style style:name="co27" style:family="table-column">
      <style:table-column-properties fo:break-before="auto" style:column-width="2.589cm"/>
    </style:style>
    <style:style style:name="co13" style:family="table-column">
      <style:table-column-properties fo:break-before="auto" style:column-width="2.103cm"/>
    </style:style>
    <style:style style:name="co37" style:family="table-column">
      <style:table-column-properties fo:break-before="auto" style:column-width="3.667cm"/>
    </style:style>
    <style:style style:name="co14" style:family="table-column">
      <style:table-column-properties fo:break-before="auto" style:column-width="4.727cm"/>
    </style:style>
    <style:style style:name="co15" style:family="table-column">
      <style:table-column-properties fo:break-before="auto" style:column-width="24.146cm"/>
    </style:style>
    <style:style style:name="co21" style:family="table-column">
      <style:table-column-properties fo:break-before="auto" style:column-width="2.191cm"/>
    </style:style>
    <style:style style:name="co28" style:family="table-column">
      <style:table-column-properties fo:break-before="auto" style:column-width="3.884cm"/>
    </style:style>
    <style:style style:name="co29" style:family="table-column">
      <style:table-column-properties fo:break-before="auto" style:column-width="6.077cm"/>
    </style:style>
    <style:style style:name="co30" style:family="table-column">
      <style:table-column-properties fo:break-before="auto" style:column-width="4.606cm"/>
    </style:style>
    <style:style style:name="co31" style:family="table-column">
      <style:table-column-properties fo:break-before="auto" style:column-width="4.106cm"/>
    </style:style>
    <style:style style:name="co32" style:family="table-column">
      <style:table-column-properties fo:break-before="auto" style:column-width="5.689cm"/>
    </style:style>
    <style:style style:name="co22" style:family="table-column">
      <style:table-column-properties fo:break-before="auto" style:column-width="27.552cm"/>
    </style:style>
    <style:style style:name="co34" style:family="table-column">
      <style:table-column-properties fo:break-before="auto" style:column-width="1.221cm"/>
    </style:style>
    <style:style style:name="co35" style:family="table-column">
      <style:table-column-properties fo:break-before="auto" style:column-width="6.163cm"/>
    </style:style>
    <style:style style:name="co36" style:family="table-column">
      <style:table-column-properties fo:break-before="auto" style:column-width="19.8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7" style:family="table" style:master-page-name="PageStyle_5f_JUGADOR">
      <style:table-properties table:display="true" style:writing-mode="lr-tb"/>
    </style:style>
    <style:style style:name="ta9" style:family="table" style:master-page-name="PageStyle_5f_ITEMS">
      <style:table-properties table:display="true" style:writing-mode="lr-tb"/>
    </style:style>
    <style:style style:name="ta8" style:family="table" style:master-page-name="PageStyle_5f_TRAMPAS">
      <style:table-properties table:display="true" style:writing-mode="lr-tb"/>
    </style:style>
    <style:style style:name="ta6" style:family="table" style:master-page-name="PageStyle_5f_CONDICION_20_DE_20_VICTORIA">
      <style:table-properties table:display="true" style:writing-mode="lr-tb"/>
    </style:style>
    <style:style style:name="ta10" style:family="table" style:master-page-name="PageStyle_5f_DIARIA">
      <style:table-properties table:display="true" style:writing-mode="lr-tb"/>
    </style:style>
    <number:text-style style:name="N100">
      <number:text-content/>
    </number:text-style>
    <number:text-style style:name="N8100" number:language="es" number:country="ES">
      <number:text-content/>
    </number:text-style>
    <style:style style:name="ce6" style:family="table-cell" style:parent-style-name="Excel_20_Built-in_20_Normal">
      <style:table-cell-properties fo:background-color="#ff6600"/>
    </style: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fo:background-color="#ffcc00" style:text-align-source="fix" style:repeat-content="false"/>
      <style:paragraph-properties fo:text-align="center" fo:margin-left="0cm"/>
    </style:style>
    <style:style style:name="ce5" style:family="table-cell" style:parent-style-name="Excel_20_Built-in_20_Normal" style:data-style-name="N8100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ndiciones de victoria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paso1</text:p>
          </table:table-cell>
          <table:table-cell office:value-type="string">
            <text:p>paso2</text:p>
          </table:table-cell>
          <table:table-cell office:value-type="string">
            <text:p>paso3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</table:table-row>
      </table:table>
      <table:table table:name="DIARIA" table:style-name="ta10" table:print="false">
        <office:forms form:automatic-focus="false" form:apply-design-mode="false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36" table:default-cell-style-name="Excel_20_Built-in_20_Normal"/>
        <table:table-column table:style-name="co7" table:number-columns-repeated="1021" table:default-cell-style-name="Excel_20_Built-in_20_Normal"/>
        <table:table-row table:style-name="ro2">
          <table:table-cell office:value-type="string">
            <text:p>N</text:p>
          </table:table-cell>
          <table:table-cell office:value-type="string">
            <text:p>NOMBRE </text:p>
          </table:table-cell>
          <table:table-cell office:value-type="string">
            <text:p>DESCRIPCION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LUVIA TORRENCIA</text:p>
          </table:table-cell>
          <table:table-cell office:value-type="string">
            <text:p>DURANTE ESTE DIA OBTIENES 1 PUNTO MAS DE AGUA EN CADA BUSQUEDA Y EL MOVE CUESTA 1 MAS</text:p>
          </table:table-cell>
          <table:table-cell table:number-columns-repeated="1021"/>
        </table:table-row>
        <table:table-row table:style-name="ro2">
          <table:table-cell table:formula="of:=[.A2]+1" office:value-type="float" office:value="2">
            <text:p>2</text:p>
          </table:table-cell>
          <table:table-cell office:value-type="string">
            <text:p>SEQUIA</text:p>
          </table:table-cell>
          <table:table-cell office:value-type="string">
            <text:p>TUS BUSQUEDAS DE AGUA RESULTAN INUTILES <text:s/>DURANTE ESE DIA</text:p>
          </table:table-cell>
          <table:table-cell table:number-columns-repeated="1021"/>
        </table:table-row>
        <table:table-row table:style-name="ro2">
          <table:table-cell table:formula="of:=[.A3]+1" office:value-type="float" office:value="3">
            <text:p>3</text:p>
          </table:table-cell>
          <table:table-cell office:value-type="string">
            <text:p>SIN TECHO</text:p>
          </table:table-cell>
          <table:table-cell office:value-type="string">
            <text:p>El valor de refugio de todas las casillas pasa a ser 6</text:p>
          </table:table-cell>
          <table:table-cell table:number-columns-repeated="1021"/>
        </table:table-row>
        <table:table-row table:style-name="ro2">
          <table:table-cell table:formula="of:=[.A4]+1" office:value-type="float" office:value="4">
            <text:p>4</text:p>
          </table:table-cell>
          <table:table-cell office:value-type="string">
            <text:p>UN DIA DE PERROS</text:p>
          </table:table-cell>
          <table:table-cell office:value-type="string">
            <text:p>LA ORGANIZACIÓN SUELTA 1D10 BICHOS EN CASILLAS ALEATORIAS QUE ATACARAN AL JUGADOR MAS CERCANO</text:p>
          </table:table-cell>
          <table:table-cell table:number-columns-repeated="1021"/>
        </table:table-row>
        <table:table-row table:style-name="ro2">
          <table:table-cell table:formula="of:=[.A5]+1" office:value-type="float" office:value="5">
            <text:p>5</text:p>
          </table:table-cell>
          <table:table-cell office:value-type="string">
            <text:p>EL DIA DE LA BESTIA</text:p>
          </table:table-cell>
          <table:table-cell office:value-type="string">
            <text:p>LA ORGANIZACIÓN SUELTA AL MEGABICHOS</text:p>
          </table:table-cell>
          <table:table-cell table:number-columns-repeated="1021"/>
        </table:table-row>
        <table:table-row table:style-name="ro2">
          <table:table-cell table:formula="of:=[.A6]+1" office:value-type="float" office:value="6">
            <text:p>6</text:p>
          </table:table-cell>
          <table:table-cell office:value-type="string">
            <text:p>CARITAS</text:p>
          </table:table-cell>
          <table:table-cell office:value-type="string">
            <text:p>LA ORGANIZACIÓN PONE 1D6 MOCHILAS EN CASILLAS ALEATORIAS DE ARMAS DE NIVEL 3 CON BICHOS DEFENDIENDO</text:p>
          </table:table-cell>
          <table:table-cell table:number-columns-repeated="1021"/>
        </table:table-row>
        <table:table-row table:style-name="ro2">
          <table:table-cell table:formula="of:=[.A7]+1" office:value-type="float" office:value="7">
            <text:p>7</text:p>
          </table:table-cell>
          <table:table-cell office:value-type="string">
            <text:p>MUNDO DE GULLIVER</text:p>
          </table:table-cell>
          <table:table-cell office:value-type="string">
            <text:p>EL ESCENARIO SE VA REDUCIENDO A RITMO DE 1 COLUMNA Y 1 FILA POR TURNO DURANTE 1 DIA PERMANENTE SI TE PILLA TE MATA</text:p>
          </table:table-cell>
          <table:table-cell table:number-columns-repeated="1021"/>
        </table:table-row>
        <table:table-row table:style-name="ro2">
          <table:table-cell table:formula="of:=[.A8]+1" office:value-type="float" office:value="8">
            <text:p>8</text:p>
          </table:table-cell>
          <table:table-cell office:value-type="string">
            <text:p>LA AUDICIENCIA QUIERE SANGRE</text:p>
          </table:table-cell>
          <table:table-cell office:value-type="string">
            <text:p>CADA JUGADOR SE ENFRENTE A UN BICHO ( de un tipo especifico que sea de nivel bajo)</text:p>
          </table:table-cell>
          <table:table-cell table:number-columns-repeated="1021"/>
        </table:table-row>
        <table:table-row table:style-name="ro2">
          <table:table-cell table:formula="of:=[.A9]+1" office:value-type="float" office:value="9">
            <text:p>9</text:p>
          </table:table-cell>
          <table:table-cell/>
          <table:table-cell office:value-type="string">
            <text:p>AL FINAL DE CADA TURNO CADA JUGADOR ROBA UNA CARTA TRAMPA QUE LE AFECTARA <text:s/>A EL.</text:p>
          </table:table-cell>
          <table:table-cell table:number-columns-repeated="1021"/>
        </table:table-row>
        <table:table-row table:style-name="ro2">
          <table:table-cell table:formula="of:=[.A10]+1" office:value-type="float" office:value="10">
            <text:p>10</text:p>
          </table:table-cell>
          <table:table-cell office:value-type="string">
            <text:p>CORTE PUBLICITARIO</text:p>
          </table:table-cell>
          <table:table-cell office:value-type="string">
            <text:p>NO SE ROBAN CARTAS DE EVENTOS DE JUGADOR DURANTE ESTE DIA</text:p>
          </table:table-cell>
          <table:table-cell table:number-columns-repeated="1021"/>
        </table:table-row>
        <table:table-row table:style-name="ro2">
          <table:table-cell table:formula="of:=[.A11]+1" office:value-type="float" office:value="11">
            <text:p>11</text:p>
          </table:table-cell>
          <table:table-cell office:value-type="string">
            <text:p>COMBATE DE GLADIADORES</text:p>
          </table:table-cell>
          <table:table-cell office:value-type="string">
            <text:p>LA ORGANIZACIÓN RETIRA TODAS LAS ARMAS A DISTANCIAS Y DURANTE ESTE DIA NO PUEDES CONSEGUIR ARMAS DE ESTE TIPO</text:p>
          </table:table-cell>
          <table:table-cell table:number-columns-repeated="1021"/>
        </table:table-row>
        <table:table-row table:style-name="ro2">
          <table:table-cell table:formula="of:=[.A12]+1" office:value-type="float" office:value="12">
            <text:p>12</text:p>
          </table:table-cell>
          <table:table-cell office:value-type="string">
            <text:p>DIA DEL FRANCOTIRADOR</text:p>
          </table:table-cell>
          <table:table-cell office:value-type="string">
            <text:p>LA ORGANIZACIÓN RETIRA TODAS LAS ARMAS CUERPO A CUERPO Y NO PUEDES CONSEGUIR NINGUNA DE ESTE TIPO</text:p>
          </table:table-cell>
          <table:table-cell table:number-columns-repeated="1021"/>
        </table:table-row>
        <table:table-row table:style-name="ro2">
          <table:table-cell table:formula="of:=[.A13]+1" office:value-type="float" office:value="13">
            <text:p>13</text:p>
          </table:table-cell>
          <table:table-cell office:value-type="string">
            <text:p>DIA ACIAGO</text:p>
          </table:table-cell>
          <table:table-cell office:value-type="string">
            <text:p>TODOS LOS JUGADORES PIERDEN EL CONTENIDO DE SU MOCHILA, PERO CONSERVA <text:s/>LA MOCHILA</text:p>
          </table:table-cell>
          <table:table-cell table:number-columns-repeated="1021"/>
        </table:table-row>
        <table:table-row table:style-name="ro2">
          <table:table-cell table:formula="of:=[.A14]+1" office:value-type="float" office:value="14">
            <text:p>14</text:p>
          </table:table-cell>
          <table:table-cell office:value-type="string">
            <text:p>PANICO</text:p>
          </table:table-cell>
          <table:table-cell office:value-type="string">
            <text:p>TODOS LOS JUGADORES +2 AL NIVEL DE PANICO.</text:p>
          </table:table-cell>
          <table:table-cell table:number-columns-repeated="1021"/>
        </table:table-row>
        <table:table-row table:style-name="ro2">
          <table:table-cell office:value-type="float" office:value="15">
            <text:p>15</text:p>
          </table:table-cell>
          <table:table-cell/>
          <table:table-cell office:value-type="string">
            <text:p>LA FRECUENCIA DE APARICION DE BICHOS SE INCREMENTA EN 1</text:p>
          </table:table-cell>
          <table:table-cell table:number-columns-repeated="1021"/>
        </table:table-row>
        <table:table-row table:style-name="ro2">
          <table:table-cell office:value-type="float" office:value="16">
            <text:p>16</text:p>
          </table:table-cell>
          <table:table-cell/>
          <table:table-cell office:value-type="string">
            <text:p>APARECE UN BICHO AL FINAL DE CADA TURNO</text:p>
          </table:table-cell>
          <table:table-cell table:number-columns-repeated="1021"/>
        </table:table-row>
        <table:table-row table:style-name="ro2">
          <table:table-cell office:value-type="float" office:value="17">
            <text:p>17</text:p>
          </table:table-cell>
          <table:table-cell/>
          <table:table-cell office:value-type="string">
            <text:p>SE ROBA EVENTO DE JUGADOR AL FINAL DE CADA TURNO</text:p>
          </table:table-cell>
          <table:table-cell table:number-columns-repeated="1021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incendio</text:p>
          </table:table-cell>
          <table:table-cell office:value-type="string">
            <text:p>Incencio (evento unico)</text:p>
          </table:table-cell>
          <table:table-cell table:number-columns-repeated="1021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volcan</text:p>
          </table:table-cell>
          <table:table-cell table:number-columns-repeated="1022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la hora de las noticias'</text:p>
          </table:table-cell>
          <table:table-cell office:value-type="string">
            <text:p>se lleva a todos los jugadores a la misma casilla a luchar</text:p>
          </table:table-cell>
          <table:table-cell table:number-columns-repeated="1021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UGADOR" table:style-name="ta7" table:print="false">
        <office:forms form:automatic-focus="false" form:apply-design-mode="false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7" table:default-cell-style-name="Excel_20_Built-in_20_Normal"/>
        <table:table-column table:style-name="co27" table:default-cell-style-name="Excel_20_Built-in_20_Normal"/>
        <table:table-column table:style-name="co7" table:number-columns-repeated="1018" table:default-cell-style-name="Excel_20_Built-in_20_Normal"/>
        <table:table-row table:style-name="ro2">
          <table:table-cell office:value-type="string">
            <text:p>N</text:p>
          </table:table-cell>
          <table:table-cell office:value-type="string">
            <text:p>FREC.</text:p>
          </table:table-cell>
          <table:table-cell office:value-type="string">
            <text:p>NOMBRE </text:p>
          </table:table-cell>
          <table:table-cell office:value-type="string">
            <text:p>DESCRIPCION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QUÍ HUELE A PODRIDO</text:p>
          </table:table-cell>
          <table:table-cell office:value-type="string">
            <text:p>TE DAS CUENTA DE QUE LA COMIDA DE TU MOCHILA HUELE A PODRIA, -2 UDS DE COMIDA</text:p>
          </table:table-cell>
          <table:table-cell table:number-columns-repeated="1020"/>
        </table:table-row>
        <table:table-row table:style-name="ro2">
          <table:table-cell table:formula="of:=[.A2]+1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ROPIEZAS Y CAE AL SUELO, AL LEVANTARTE TE DAS CUENTA DE QUE ES UN ARMA, ROBA UNA CARTA DE ARMAS TIPO DE LA CASILLA EN LA QUE ESTES</text:p>
          </table:table-cell>
          <table:table-cell table:number-columns-repeated="1020"/>
        </table:table-row>
        <table:table-row table:style-name="ro2">
          <table:table-cell table:formula="of:=[.A3]+1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ES ALGO EXTRAÑO EN EL SUELO TE ACERCAS Y ES UN ITEM ROBA UNA CARTA DE ITEM</text:p>
          </table:table-cell>
          <table:table-cell table:number-columns-repeated="1020"/>
        </table:table-row>
        <table:table-row table:style-name="ro2">
          <table:table-cell table:formula="of:=[.A4]+1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office:value-type="string">
            <text:p>DURANTE LA SIGUIENTE FASE TUS ACCIONES DE MOVIMIENTOS CUESTAN 1 PUNTO MAS</text:p>
          </table:table-cell>
          <table:table-cell table:number-columns-repeated="1020"/>
        </table:table-row>
        <table:table-row table:style-name="ro2">
          <table:table-cell table:formula="of:=[.A5]+1" office:value-type="float" office:value="5">
            <text:p>5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ATACADO POR UN ….</text:p>
          </table:table-cell>
          <table:table-cell table:number-columns-repeated="1020"/>
        </table:table-row>
        <table:table-row table:style-name="ro2">
          <table:table-cell table:formula="of:=[.A6]+1"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TU MOCHILA SE TRABA EN XXXXX Y PIERDES 2 OBJETOS (A ELEGIR POR EL JUGADOR)</text:p>
          </table:table-cell>
          <table:table-cell table:number-columns-repeated="1020"/>
        </table:table-row>
        <table:table-row table:style-name="ro2">
          <table:table-cell table:formula="of:=[.A7]+1"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OMENTO DE CALMA RESTAS 1 AL PANICO</text:p>
          </table:table-cell>
          <table:table-cell table:number-columns-repeated="1020"/>
        </table:table-row>
        <table:table-row table:style-name="ro2">
          <table:table-cell table:formula="of:=[.A8]+1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QUE HA SIDO ESO</text:p>
          </table:table-cell>
          <table:table-cell office:value-type="string">
            <text:p>ALGO SE HA MOVIDO A TU ALREDEDOR, TE PONES NERVIOSO, +1 A PANICO</text:p>
          </table:table-cell>
          <table:table-cell table:number-columns-repeated="1020"/>
        </table:table-row>
        <table:table-row table:style-name="ro2">
          <table:table-cell table:formula="of:=[.A9]+1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PERDIDO</text:p>
          </table:table-cell>
          <table:table-cell office:value-type="string">
            <text:p>TE MUEVES 4 CASILLA EN LA DIRECCION QUE TE INDIQUE UN DADO DE 6 (MIRAR PLANTILLA DE MOVIMIENTO)</text:p>
          </table:table-cell>
          <table:table-cell table:number-columns-repeated="1020"/>
        </table:table-row>
        <table:table-row table:style-name="ro2">
          <table:table-cell table:formula="of:=[.A10]+1"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ROBA DOS CARTAS DE EVENTOS DE JUGADOR</text:p>
          </table:table-cell>
          <table:table-cell table:number-columns-repeated="1020"/>
        </table:table-row>
        <table:table-row table:style-name="ro2">
          <table:table-cell table:formula="of:=[.A11]+1"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O SUCEDE NADA, POR AHORA…</text:p>
          </table:table-cell>
          <table:table-cell table:number-columns-repeated="1020"/>
        </table:table-row>
        <table:table-row table:style-name="ro2">
          <table:table-cell table:formula="of:=[.A12]+1" office:value-type="float" office:value="12">
            <text:p>12</text:p>
          </table:table-cell>
          <table:table-cell office:value-type="float" office:value="6">
            <text:p>6</text:p>
          </table:table-cell>
          <table:table-cell/>
          <table:table-cell office:value-type="string">
            <text:p>PIERDAS -2 AGUA</text:p>
          </table:table-cell>
          <table:table-cell table:number-columns-repeated="1020"/>
        </table:table-row>
        <table:table-row table:style-name="ro2">
          <table:table-cell table:formula="of:=[.A13]+1" office:value-type="float" office:value="13">
            <text:p>13</text:p>
          </table:table-cell>
          <table:table-cell office:value-type="float" office:value="4">
            <text:p>4</text:p>
          </table:table-cell>
          <table:table-cell/>
          <table:table-cell office:value-type="string">
            <text:p>TRAMPA PIERDES TU SIGUIENTE FASE </text:p>
          </table:table-cell>
          <table:table-cell table:number-columns-repeated="1020"/>
        </table:table-row>
        <table:table-row table:style-name="ro2">
          <table:table-cell table:formula="of:=[.A14]+1" office:value-type="float" office:value="14">
            <text:p>1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ENCUENTRAS 1 UD DE AGUA</text:p>
          </table:table-cell>
          <table:table-cell table:number-columns-repeated="1020"/>
        </table:table-row>
        <table:table-row table:style-name="ro2">
          <table:table-cell table:formula="of:=[.A15]+1" office:value-type="float" office:value="15">
            <text:p>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ENCUENTRAS 1 UD DE COMIDA</text:p>
          </table:table-cell>
          <table:table-cell table:number-columns-repeated="1020"/>
        </table:table-row>
        <table:table-row table:style-name="ro2">
          <table:table-cell table:formula="of:=[.A16]+1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FAVORITO DEL PUBLICO</text:p>
          </table:table-cell>
          <table:table-cell office:value-type="string">
            <text:p>LA ORGANIZACIÓN TE HACE LLEGAR UN PAQUETE CURATIVO DE USO INSTANTANEO, CURA 1 PUNTO DE VIDA</text:p>
          </table:table-cell>
          <table:table-cell table:number-columns-repeated="1020"/>
        </table:table-row>
        <table:table-row table:style-name="ro2">
          <table:table-cell table:formula="of:=[.A17]+1"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DIADO DEL PUBLICO</text:p>
          </table:table-cell>
          <table:table-cell office:value-type="string">
            <text:p>PIERDES UN DADO 1D4 OBJETOS DE LA MOCHILA</text:p>
          </table:table-cell>
          <table:table-cell table:number-columns-repeated="1020"/>
        </table:table-row>
        <table:table-row table:style-name="ro2">
          <table:table-cell table:formula="of:=[.A18]+1" office:value-type="float" office:value="18">
            <text:p>18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APACIDAD DE CARGA -1</text:p>
          </table:table-cell>
          <table:table-cell table:number-columns-repeated="1020"/>
        </table:table-row>
        <table:table-row table:style-name="ro2">
          <table:table-cell table:formula="of:=[.A19]+1" office:value-type="float" office:value="19">
            <text:p>19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apacidad de combate -1</text:p>
          </table:table-cell>
          <table:table-cell table:number-columns-repeated="1020"/>
        </table:table-row>
        <table:table-row table:style-name="ro2">
          <table:table-cell table:formula="of:=[.A20]+1" office:value-type="float" office:value="20">
            <text:p>2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Iniciativa -1</text:p>
          </table:table-cell>
          <table:table-cell table:number-columns-repeated="1020"/>
        </table:table-row>
        <table:table-row table:style-name="ro2">
          <table:table-cell table:formula="of:=[.A21]+1" office:value-type="float" office:value="21">
            <text:p>21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APACIDAD DE DEFENSA -1</text:p>
          </table:table-cell>
          <table:table-cell table:number-columns-repeated="1020"/>
        </table:table-row>
        <table:table-row table:style-name="ro2">
          <table:table-cell table:formula="of:=[.A22]+1"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OJITO DERECHO DEL DIRECTOR</text:p>
          </table:table-cell>
          <table:table-cell office:value-type="string">
            <text:p>TE PERMITE VER LA SIGUIENTE CARTA DE EVENTO DIARIO</text:p>
          </table:table-cell>
          <table:table-cell table:number-columns-repeated="1020"/>
        </table:table-row>
        <table:table-row table:style-name="ro2">
          <table:table-cell table:formula="of:=[.A23]+1"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string">
            <text:p>NOMINA A UN RIVAL</text:p>
          </table:table-cell>
          <table:table-cell office:value-type="string">
            <text:p>EL JUGADOR NOMINADO POR TI PIERDE 1D4 DE LA MOCHILA, AGUA Y COMIDA AUNQUE NO OCUPAN ESPACIO SI SE DESCARTAN</text:p>
          </table:table-cell>
          <table:table-cell table:number-columns-repeated="1020"/>
        </table:table-row>
        <table:table-row table:style-name="ro2">
          <table:table-cell table:formula="of:=[.A24]+1"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BERSERK</text:p>
          </table:table-cell>
          <table:table-cell office:value-type="string">
            <text:p>PUES ESO PIERDES LA MOCHILA ENTERA Y no puedes acumular agua ni comida</text:p>
          </table:table-cell>
          <table:table-cell table:number-columns-repeated="1020"/>
        </table:table-row>
        <table:table-row table:style-name="ro2">
          <table:table-cell table:formula="of:=[.A25]+1"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ERDES LA MITAD REDONDEANDO AL AZA DE TUS PUNTOS DE ACCION DURANTE UNA FASE</text:p>
          </table:table-cell>
          <table:table-cell table:number-columns-repeated="1020"/>
        </table:table-row>
        <table:table-row table:style-name="ro2">
          <table:table-cell table:formula="of:=[.A26]+1" office:value-type="float" office:value="26">
            <text:p>2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INUTILIZAR EL ARMA QUE TIENES EN LAS MANOS</text:p>
          </table:table-cell>
          <table:table-cell table:number-columns-repeated="1020"/>
        </table:table-row>
        <table:table-row table:style-name="ro2">
          <table:table-cell/>
          <table:table-cell table:formula="of:=SUM([.B2:.B27])" office:value-type="float" office:value="101">
            <text:p>101</text:p>
          </table:table-cell>
          <table:table-cell table:number-columns-repeated="1022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EMS" table:style-name="ta9" table:print="false">
        <office:forms form:automatic-focus="false" form:apply-design-mode="false"/>
        <table:table-column table:style-name="co13" table:default-cell-style-name="Excel_20_Built-in_20_Normal"/>
        <table:table-column table:style-name="co37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3" table:number-columns-repeated="1020" table:default-cell-style-name="Excel_20_Built-in_20_Normal"/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BOTIQUIN</text:p>
          </table:table-cell>
          <table:table-cell office:value-type="string">
            <text:p>CURA 2 PUNTOS DE VIDA. Se usa como accion. Un solo uso.</text:p>
          </table:table-cell>
          <table:table-cell table:number-columns-repeated="1020"/>
        </table:table-row>
        <table:table-row table:style-name="ro2">
          <table:table-cell table:formula="of:=[.A1]+1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ALMANTE</text:p>
          </table:table-cell>
          <table:table-cell office:value-type="string">
            <text:p>DISMINUYE EN 2 PUNTOS TU NIVEL DE PANICO. <text:s/>Se usa como accion. Un solo uso.</text:p>
          </table:table-cell>
          <table:table-cell table:number-columns-repeated="1020"/>
        </table:table-row>
        <table:table-row table:style-name="ro2">
          <table:table-cell table:style-name="ce6" table:formula="of:=[.A2]+1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PRISMATICOS</text:p>
          </table:table-cell>
          <table:table-cell table:style-name="ce6" office:value-type="string">
            <text:p>PUEDES LEVANTAR UN TILE ADYACENTE</text:p>
          </table:table-cell>
          <table:table-cell table:style-name="ce6" table:number-columns-repeated="1020"/>
        </table:table-row>
        <table:table-row table:style-name="ro2">
          <table:table-cell table:formula="of:=[.A3]+1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CONTIMPLORA</text:p>
          </table:table-cell>
          <table:table-cell office:value-type="string">
            <text:p>AGUA +1</text:p>
          </table:table-cell>
          <table:table-cell table:number-columns-repeated="1020"/>
        </table:table-row>
        <table:table-row table:style-name="ro2">
          <table:table-cell table:formula="of:=[.A4]+1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BIG MAC</text:p>
          </table:table-cell>
          <table:table-cell office:value-type="string">
            <text:p>COMIDA +1</text:p>
          </table:table-cell>
          <table:table-cell table:number-columns-repeated="1020"/>
        </table:table-row>
        <table:table-row table:style-name="ro2">
          <table:table-cell table:formula="of:=[.A5]+1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MOCHILA</text:p>
          </table:table-cell>
          <table:table-cell office:value-type="string">
            <text:p>RECUPERAS LA MOCHILA SINO LA TENIAS Y SINO +1 A CAPACIDAD DE CARGA</text:p>
          </table:table-cell>
          <table:table-cell table:number-columns-repeated="1020"/>
        </table:table-row>
        <table:table-row table:style-name="ro2">
          <table:table-cell table:formula="of:=[.A6]+1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GPS</text:p>
          </table:table-cell>
          <table:table-cell office:value-type="string">
            <text:p>EL COSTE DE DESPLAZAMIENTO SE REDUCE EN 1. Hay que activarlo cada turno y cuesta una accion.</text:p>
          </table:table-cell>
          <table:table-cell table:number-columns-repeated="1020"/>
        </table:table-row>
        <table:table-row table:style-name="ro2">
          <table:table-cell table:formula="of:=[.A7]+1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TIENDA DE CAMPAÑA</text:p>
          </table:table-cell>
          <table:table-cell office:value-type="string">
            <text:p>TU TIRADA DE DADOS PARA REFUGIO SE INCREMENTA EN 1</text:p>
          </table:table-cell>
          <table:table-cell table:number-columns-repeated="1020"/>
        </table:table-row>
        <table:table-row table:style-name="ro2">
          <table:table-cell table:formula="of:=[.A8]+1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kit de supervivencia</text:p>
          </table:table-cell>
          <table:table-cell office:value-type="string">
            <text:p>TUS DADOS PARA CREAR ARMAS SE INCREMENTAN EN 1</text:p>
          </table:table-cell>
          <table:table-cell office:value-type="string">
            <text:p>Cambiar nombre</text:p>
          </table:table-cell>
          <table:table-cell table:number-columns-repeated="1019"/>
        </table:table-row>
        <table:table-row table:style-name="ro2">
          <table:table-cell table:formula="of:=[.A9]+1"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Default" office:value-type="string">
            <text:p>Equipo de caza</text:p>
          </table:table-cell>
          <table:table-cell office:value-type="string">
            <text:p>TUS DADOS PARA BUSCAR COMIDA SE INCREMENTAN EN 1</text:p>
          </table:table-cell>
          <table:table-cell table:number-columns-repeated="1020"/>
        </table:table-row>
        <table:table-row table:style-name="ro2">
          <table:table-cell table:style-name="Default"/>
          <table:table-cell table:style-name="Default" office:value-type="float" office:value="2">
            <text:p>2</text:p>
          </table:table-cell>
          <table:table-cell office:value-type="string">
            <text:p>EQUIPO DE TRAMPERO</text:p>
          </table:table-cell>
          <table:table-cell table:style-name="Default" office:value-type="string">
            <text:p>+1 dado al buscar trampas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2">
          <table:table-cell table:formula="of:=[RecompensasEspeciales.A31]+1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rmadura improvisada</text:p>
          </table:table-cell>
          <table:table-cell office:value-type="string">
            <text:p>Reduccion al daño 1 (anula el primer éxito de un ataque enemigo)</text:p>
          </table:table-cell>
          <table:table-cell table:number-columns-repeated="1020"/>
        </table:table-row>
        <table:table-row table:style-name="ro2">
          <table:table-cell table:formula="of:=[.A13]+1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ILBATO ULTRASONIDO</text:p>
          </table:table-cell>
          <table:table-cell office:value-type="string">
            <text:p>1 SOLO USO, DURANTE EL RESTO los monstruos te ignoran</text:p>
          </table:table-cell>
          <table:table-cell table:number-columns-repeated="1020"/>
        </table:table-row>
        <table:table-row table:style-name="ro2">
          <table:table-cell table:formula="of:=[.A14]+1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SPRAY</text:p>
          </table:table-cell>
          <table:table-cell office:value-type="string">
            <text:p>UN SOLO USO PUEDES tirar HUIR en cualquier turno</text:p>
          </table:table-cell>
          <table:table-cell table:number-columns-repeated="1020"/>
        </table:table-row>
        <table:table-row table:style-name="ro2">
          <table:table-cell/>
          <table:table-cell table:style-name="Default" office:value-type="float" office:value="2">
            <text:p>2</text:p>
          </table:table-cell>
          <table:table-cell office:value-type="string">
            <text:p>XXX</text:p>
          </table:table-cell>
          <table:table-cell office:value-type="string">
            <text:p>Superas automaticamente la tirada para huir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Equipo de montañero</text:p>
          </table:table-cell>
          <table:table-cell office:value-type="string">
            <text:p>Puedes cruzar montaña/alta montaña a coste 3. Se usa como accion</text:p>
          </table:table-cell>
          <table:table-cell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+2 al movimiento, robas una ficha de panico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+1 supervivencia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+1 improvisar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+2 supervivencia, -1 improvisar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+2 improvisar, -1 supervivencia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+2 carga, robar fichas de panico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repetir un dado al buscar agua/comida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repetir un dado al atacar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rrepetir un dado al improvisar armas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repetir un dado al improvisar trampas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repetir un dado al buscar refugio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repetir un dado al buscar items</text:p>
          </table:table-cell>
          <table:table-cell table:style-name="Default" table:number-columns-repeated="1020"/>
        </table:table-row>
        <table:table-row table:style-name="ro1" table:number-rows-repeated="5">
          <table:table-cell table:style-name="Default"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+2 a una habilidad de superviviencia a costa de -1 a otra habilidad concreta <text:span text:style-name="T1">(</text:span>cualquiera<text:span text:style-name="T1">)</text:span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+1 a una habilidad de supervivencia (sin pegas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Repetir una tirada</text:p>
          </table:table-cell>
          <table:table-cell table:number-columns-repeated="1021"/>
        </table:table-row>
        <table:table-row table:style-name="ro2">
          <table:table-cell/>
          <table:table-cell table:style-name="Default"/>
          <table:table-cell office:value-type="string">
            <text:p>realizar una accion extra 'con peros'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umar X dados a una tirada (que puede ser especifica o a eleccion y de un solo uso o no(</text:p>
          </table:table-cell>
          <table:table-cell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2">
          <table:table-cell/>
          <table:table-cell table:formula="of:=SUM([.B1:.B15])" office:value-type="float" office:value="38">
            <text:p>38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expansion combate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Punto de mira</text:p>
          </table:table-cell>
          <table:table-cell office:value-type="string">
            <text:p>+1,+2, +3 al alcance de tu arma</text:p>
          </table:table-cell>
          <table:table-cell table:number-columns-repeated="1020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mpensasEspeciales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ce3"/>
        <table:table-column table:style-name="co30" table:default-cell-style-name="Default"/>
        <table:table-column table:style-name="co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1014" table:default-cell-style-name="Default"/>
        <table:table-row table:style-name="ro2">
          <table:table-cell table:number-columns-repeated="10"/>
          <table:table-cell table:style-name="Excel_20_Built-in_20_Normal" table:number-columns-repeated="1014"/>
        </table:table-row>
        <table:table-row table:style-name="ro2">
          <table:table-cell/>
          <table:table-cell office:value-type="string">
            <text:p>nº</text:p>
          </table:table-cell>
          <table:table-cell office:value-type="string">
            <text:p>tipo</text:p>
          </table:table-cell>
          <table:table-cell office:value-type="string">
            <text:p>Nombre</text:p>
          </table:table-cell>
          <table:table-cell office:value-type="string">
            <text:p>frecuencia </text:p>
          </table:table-cell>
          <table:table-cell office:value-type="string">
            <text:p>efecto</text:p>
          </table:table-cell>
          <table:table-cell office:value-type="string">
            <text:p>detalles</text:p>
          </table:table-cell>
          <table:table-cell table:number-columns-repeated="3"/>
          <table:table-cell table:style-name="Excel_20_Built-in_20_Normal"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Arma</text:p>
          </table:table-cell>
          <table:table-cell office:value-type="string">
            <text:p>Pistola</text:p>
          </table:table-cell>
          <table:table-cell office:value-type="float" office:value="2">
            <text:p>2</text:p>
          </table:table-cell>
          <table:table-cell office:value-type="string">
            <text:p>1/3+ <text:s/>/+1 INI</text:p>
          </table:table-cell>
          <table:table-cell table:number-columns-repeated="3"/>
          <table:table-cell office:value-type="string">
            <text:p>Armas: dados extra/valor éxito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Arma</text:p>
          </table:table-cell>
          <table:table-cell office:value-type="string">
            <text:p>Motosierra</text:p>
          </table:table-cell>
          <table:table-cell office:value-type="float" office:value="2">
            <text:p>2</text:p>
          </table:table-cell>
          <table:table-cell office:value-type="string">
            <text:p>4/4+ (-2 iniciativa)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Arma</text:p>
          </table:table-cell>
          <table:table-cell office:value-type="string">
            <text:p>Katana</text:p>
          </table:table-cell>
          <table:table-cell office:value-type="float" office:value="2">
            <text:p>2</text:p>
          </table:table-cell>
          <table:table-cell office:value-type="string">
            <text:p>2/3+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Arma</text:p>
          </table:table-cell>
          <table:table-cell office:value-type="string">
            <text:p>Granada</text:p>
          </table:table-cell>
          <table:table-cell office:value-type="float" office:value="1">
            <text:p>1</text:p>
          </table:table-cell>
          <table:table-cell office:value-type="string">
            <text:p>4/3+ +( 1/3)</text:p>
          </table:table-cell>
          <table:table-cell office:value-type="string">
            <text:p>Un solo uso. Ataque especial que se resuelve antes de iniciar la primera subfase de combate. Hace un ataque con el primer perfil al blanco elegido con el jugador y un ataque con el segundo perfil a cada uno de los restantes participantes incluido el propio jugador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Arma</text:p>
          </table:table-cell>
          <table:table-cell office:value-type="string">
            <text:p>Escopeta</text:p>
          </table:table-cell>
          <table:table-cell office:value-type="float" office:value="2">
            <text:p>2</text:p>
          </table:table-cell>
          <table:table-cell office:value-type="string">
            <text:p>3/ 4+ (+1 ini)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Armadura</text:p>
          </table:table-cell>
          <table:table-cell office:value-type="string">
            <text:p>Armadura ceramica</text:p>
          </table:table-cell>
          <table:table-cell office:value-type="float" office:value="3">
            <text:p>3</text:p>
          </table:table-cell>
          <table:table-cell office:value-type="string">
            <text:p>2/4+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Armadura</text:p>
          </table:table-cell>
          <table:table-cell office:value-type="string">
            <text:p>Kevlar</text:p>
          </table:table-cell>
          <table:table-cell office:value-type="float" office:value="3">
            <text:p>3</text:p>
          </table:table-cell>
          <table:table-cell office:value-type="string">
            <text:p>1/4+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Recovery</text:p>
          </table:table-cell>
          <table:table-cell office:value-type="string">
            <text:p>Botiquin bueno</text:p>
          </table:table-cell>
          <table:table-cell office:value-type="float" office:value="3">
            <text:p>3</text:p>
          </table:table-cell>
          <table:table-cell office:value-type="string">
            <text:p>Cura todo el dañ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Recovery</text:p>
          </table:table-cell>
          <table:table-cell office:value-type="string">
            <text:p>Cigarrito de despues</text:p>
          </table:table-cell>
          <table:table-cell office:value-type="float" office:value="3">
            <text:p>3</text:p>
          </table:table-cell>
          <table:table-cell office:value-type="string">
            <text:p>Cura todo el panico</text:p>
          </table:table-cell>
          <table:table-cell table:number-columns-repeated="1018"/>
        </table:table-row>
        <table:table-row table:style-name="ro1" table:number-rows-repeated="8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" office:value-type="string">
            <text:p>esto podria irse al set de patrocinadores y se ganarian algunas de los patrocinadores, otras de matar monstruos y otras de recompensas especiales</text:p>
          </table:table-cell>
          <table:table-cell table:style-name="ce2" table:number-columns-repeated="7"/>
          <table:table-cell table:number-columns-repeated="1015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 combate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 defensa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 iniciativa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supervivencia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 improvisacion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office:value-type="float" office:value="15">
            <text:p>15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 buscar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office:value-type="float" office:value="16">
            <text:p>16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 carga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office:value-type="float" office:value="17">
            <text:p>17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 movimiento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office:value-type="float" office:value="18">
            <text:p>18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 vida</text:p>
          </table:table-cell>
          <table:table-cell table:style-name="ce2" table:number-columns-repeated="3"/>
          <table:table-cell table:number-columns-repeated="1015"/>
        </table:table-row>
        <table:table-row table:style-name="ro2">
          <table:table-cell table:style-name="Excel_20_Built-in_20_Normal" table:number-columns-repeated="5"/>
          <table:table-cell table:style-name="ce5"/>
          <table:table-cell table:style-name="Excel_20_Built-in_20_Normal" table:number-columns-repeated="4"/>
          <table:table-cell table:number-columns-repeated="1014"/>
        </table:table-row>
        <table:table-row table:style-name="ro2">
          <table:table-cell table:style-name="Excel_20_Built-in_20_Normal"/>
          <table:table-cell table:style-name="Excel_20_Built-in_20_Normal" table:number-columns-repeated="4"/>
          <table:table-cell table:style-name="ce5"/>
          <table:table-cell table:style-name="Excel_20_Built-in_20_Normal" table:number-columns-repeated="4"/>
          <table:table-cell table:number-columns-repeated="1014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MPAS" table:style-name="ta8" table:print="false">
        <office:forms form:automatic-focus="false" form:apply-design-mode="false"/>
        <table:table-column table:style-name="co13" table:number-columns-repeated="2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3" table:number-columns-repeated="1020" table:default-cell-style-name="Excel_20_Built-in_20_Normal"/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EPO</text:p>
          </table:table-cell>
          <table:table-cell office:value-type="string">
            <text:p>EL JUGADOR OBJETIVO REDUCE SUS PUNTOS DE ACCION 3 HASTA QUE DESCANSES CON EXISTO</text:p>
          </table:table-cell>
          <table:table-cell table:number-columns-repeated="1020"/>
        </table:table-row>
        <table:table-row table:style-name="ro2">
          <table:table-cell table:formula="of:=[.A1]+1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GUANTE BLANCO</text:p>
          </table:table-cell>
          <table:table-cell office:value-type="string">
            <text:p>ROBAS UN OBJETO NO EQUIPADO A UN JUGADOR OBJETIVO</text:p>
          </table:table-cell>
          <table:table-cell table:number-columns-repeated="1020"/>
        </table:table-row>
        <table:table-row table:style-name="ro2">
          <table:table-cell table:formula="of:=[.A2]+1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SUSTO</text:p>
          </table:table-cell>
          <table:table-cell office:value-type="string">
            <text:p>EL JUGADOR OBJETIVO INCREMENTA SU NIVEL DE PANICO EN 1</text:p>
          </table:table-cell>
          <table:table-cell table:number-columns-repeated="1020"/>
        </table:table-row>
        <table:table-row table:style-name="ro2">
          <table:table-cell table:formula="of:=[.A3]+1"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EL JUGADOR OBJETIVO PIERDE LA ARMADURA</text:p>
          </table:table-cell>
          <table:table-cell table:number-columns-repeated="1020"/>
        </table:table-row>
        <table:table-row table:style-name="ro2">
          <table:table-cell table:formula="of:=[.A4]+1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VENENO</text:p>
          </table:table-cell>
          <table:table-cell office:value-type="string">
            <text:p>EL JUGADOR OBJETIVO REDUCE SUS ATRIBUTOS DE COMBATE EN 1 HASTA QUE DESCANSES CON ÉXITO</text:p>
          </table:table-cell>
          <table:table-cell table:number-columns-repeated="1020"/>
        </table:table-row>
        <table:table-row table:style-name="ro2">
          <table:table-cell table:formula="of:=[.A5]+1"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EL JUGADOR OBJETIVO NO PUEDE ATACAR HASTA QUE DESCANSES CON ÉXITO</text:p>
          </table:table-cell>
          <table:table-cell table:number-columns-repeated="1020"/>
        </table:table-row>
        <table:table-row table:style-name="ro2">
          <table:table-cell table:formula="of:=[.A6]+1"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string">
            <text:p>EL JUGADOR OBJETIVO NO PUEDE HUIR DURANTE EL RESTO DEL DIA</text:p>
          </table:table-cell>
          <table:table-cell table:number-columns-repeated="1020"/>
        </table:table-row>
        <table:table-row table:style-name="ro2">
          <table:table-cell table:formula="of:=[.A7]+1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FRAGANCIA</text:p>
          </table:table-cell>
          <table:table-cell office:value-type="string">
            <text:p>TODOS LOS BICHOS QUE <text:s/>PERSIGAN AL JUGADOR OBJETIVO DOBLAN SU MOVIMIENTO DURANTE UN TURNO</text:p>
          </table:table-cell>
          <table:table-cell table:number-columns-repeated="1020"/>
        </table:table-row>
        <table:table-row table:style-name="ro2">
          <table:table-cell table:formula="of:=[.A8]+1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EL JUGADOR OBJETIVO SOLO PUEDE MOVERSE Y BUSCAR REFUGIO DURANTE EL RESTO DEL DIA</text:p>
          </table:table-cell>
          <table:table-cell table:number-columns-repeated="1020"/>
        </table:table-row>
        <table:table-row table:style-name="ro2">
          <table:table-cell table:formula="of:=[.A9]+1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ESPISTADO</text:p>
          </table:table-cell>
          <table:table-cell office:value-type="string">
            <text:p>ROBAS A QUIEN TU QUIERAS UN OBJETO</text:p>
          </table:table-cell>
          <table:table-cell table:number-columns-repeated="1020"/>
        </table:table-row>
        <table:table-row table:style-name="ro2">
          <table:table-cell table:formula="of:=[.A10]+1" office:value-type="float" office:value="11">
            <text:p>1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DESCARTA UN ARMA EL JUGADOR OBJETIVO</text:p>
          </table:table-cell>
          <table:table-cell table:number-columns-repeated="1020"/>
        </table:table-row>
        <table:table-row table:style-name="ro2">
          <table:table-cell table:formula="of:=[.A11]+1" office:value-type="float" office:value="12">
            <text:p>1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DESCARTA UN ARMA EL JUGADOR OBJETIVO</text:p>
          </table:table-cell>
          <table:table-cell table:number-columns-repeated="1020"/>
        </table:table-row>
        <table:table-row table:style-name="ro2">
          <table:table-cell table:formula="of:=[.A12]+1"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SEÑUELO</text:p>
          </table:table-cell>
          <table:table-cell office:value-type="string">
            <text:p>DURANTE LA SIGUIENTE FASE EL JUGADOR OBJETIVO SE MUEVE EN LA DIRECCION QUE TU INDIQUES 2 CASILLAS SIN IMPORTAR TERRENO</text:p>
          </table:table-cell>
          <table:table-cell table:number-columns-repeated="102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PATOSO</text:p>
          </table:table-cell>
          <table:table-cell office:value-type="string">
            <text:p>ROBAS UNA CARTA DE TRAMPA Y TE LA APLICAS A TI</text:p>
          </table:table-cell>
          <table:table-cell table:number-columns-repeated="1020"/>
        </table:table-row>
        <table:table-row table:style-name="ro2">
          <table:table-cell/>
          <table:table-cell table:formula="of:=SUM([.B1:.B14])" office:value-type="float" office:value="41">
            <text:p>41</text:p>
          </table:table-cell>
          <table:table-cell table:number-columns-repeated="1022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DICION DE VICTORIA (obsoleto)" table:style-name="ta6" table:print="false">
        <office:forms form:automatic-focus="false" form:apply-design-mode="false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22" table:default-cell-style-name="Excel_20_Built-in_20_Normal"/>
        <table:table-column table:style-name="co13" table:number-columns-repeated="1021" table:default-cell-style-name="Excel_20_Built-in_20_Normal"/>
        <table:table-row table:style-name="ro2">
          <table:table-cell table:number-columns-repeated="3"/>
          <table:table-cell office:value-type="string">
            <text:p>DURACION</text:p>
          </table:table-cell>
          <table:table-cell table:number-columns-repeated="1020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SIEMPRE ACTIVO</text:p>
          </table:table-cell>
          <table:table-cell office:value-type="string">
            <text:p>GANA EL PRIMERO QUE LLEGUE AL NUMERO DE MUERTES DE JUGADORES IGUAL AL RESTO DE PARTICIPANTES SI JUEGAN 4 A 3, 5 A 4 ETC… SIN CONTAR LOS QUE ENTREN DESPUES</text:p>
          </table:table-cell>
          <table:table-cell table:number-columns-repeated="1021"/>
        </table:table-row>
        <table:table-row table:style-name="ro2">
          <table:table-cell table:formula="of:=[.A2]+1" office:value-type="float" office:value="1">
            <text:p>1</text:p>
          </table:table-cell>
          <table:table-cell office:value-type="string">
            <text:p>REY DE LA MONTAÑA</text:p>
          </table:table-cell>
          <table:table-cell office:value-type="string">
            <text:p>EL QUE PRIMERO LLEGUE AL PUNTO A Y AGUANTE 1 DIA ENTERO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[.A3]+1" office:value-type="float" office:value="2">
            <text:p>2</text:p>
          </table:table-cell>
          <table:table-cell office:value-type="string">
            <text:p>RECOMPENSA</text:p>
          </table:table-cell>
          <table:table-cell office:value-type="string">
            <text:p>RECIBES UN ITEM POR COMBATE PARTICIPADO CONTRA JUGADORES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formula="of:=[.A4]+1" office:value-type="float" office:value="3">
            <text:p>3</text:p>
          </table:table-cell>
          <table:table-cell office:value-type="string">
            <text:p>COMBATIVO</text:p>
          </table:table-cell>
          <table:table-cell office:value-type="string">
            <text:p>ERES ATACADO POR UN BICHO AL AZAR SI DURANTE ESE DIA NO HAS PARTICIPADO EN COMBATE CONTRA OTRO JUGADOR, EN LA FASE DE MANTENIMIENTO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formula="of:=[.A5]+1" office:value-type="float" office:value="4">
            <text:p>4</text:p>
          </table:table-cell>
          <table:table-cell office:value-type="string">
            <text:p>SIN DESCANSO</text:p>
          </table:table-cell>
          <table:table-cell office:value-type="string">
            <text:p>NO PUEDES DESCANSAR SINO PARTICIPAS EN UN COMBATE CONTRA OTRO JUGADOR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table:formula="of:=[.A6]+1" office:value-type="float" office:value="5">
            <text:p>5</text:p>
          </table:table-cell>
          <table:table-cell office:value-type="string">
            <text:p>CAZADOR</text:p>
          </table:table-cell>
          <table:table-cell office:value-type="string">
            <text:p>MATAR 3 BESTIAS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formula="of:=[.A7]+1" office:value-type="float" office:value="6">
            <text:p>6</text:p>
          </table:table-cell>
          <table:table-cell office:value-type="string">
            <text:p>GUERRERO</text:p>
          </table:table-cell>
          <table:table-cell office:value-type="string">
            <text:p>DERROTAR UN ENEMIGO ARMADO CON NIVEL 3 CON ARMAS DE NIVEL 1 Y SIN ARMADURA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8000" number:language="es" number:country="ES">
      <number:number number:min-integer-digits="1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27/10/2015</text:date>, <text:time>23:5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DICION_20_DE_20_VICTORIA" style:display-name="PageStyle_CONDICION DE VICTOR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RIA" style:display-name="PageStyle_DIAR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GADOR" style:display-name="PageStyle_JUGAD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TEMS" style:display-name="PageStyle_ITE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MPAS" style:display-name="PageStyle_TRAMP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7T23:50:28.32</dc:date>
    <meta:generator>OpenOffice/4.1.1$Win32 OpenOffice.org_project/411m6$Build-9775</meta:generator>
    <meta:editing-duration>PT12H4M59S</meta:editing-duration>
    <meta:editing-cycles>30</meta:editing-cycles>
    <meta:document-statistic meta:table-count="7" meta:cell-count="406" meta:object-count="0"/>
  </office:meta>
</office:document-meta>
</file>